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text-properties style:font-name="Liberation Sans" fo:font-size="13pt" fo:font-style="normal" style:text-underline-style="none" officeooo:rsid="00e97b35" officeooo:paragraph-rsid="00f060c8" style:font-name-asian="Nimbus Mono L" style:font-size-asian="13pt" style:font-style-asian="normal" style:font-name-complex="Liberation Mono" style:font-size-complex="13pt" style:font-style-complex="normal"/>
    </style:style>
    <style:style style:name="P3" style:family="paragraph" style:parent-style-name="Preformatted_20_Text">
      <style:text-properties style:font-name="Liberation Sans" fo:font-size="13pt" fo:font-style="normal" style:text-underline-style="none" officeooo:rsid="00a10d89" officeooo:paragraph-rsid="01030806" style:font-name-asian="Nimbus Mono L" style:font-size-asian="13pt" style:font-style-asian="normal" style:font-name-complex="Liberation Mono" style:font-size-complex="13pt" style:font-style-complex="normal"/>
    </style:style>
    <style:style style:name="P4" style:family="paragraph" style:parent-style-name="Preformatted_20_Text">
      <style:text-properties style:font-name="Liberation Sans" fo:font-size="13pt" fo:font-style="normal" style:text-underline-style="none" officeooo:rsid="01103383" officeooo:paragraph-rsid="011855cf" style:font-name-asian="Nimbus Mono L" style:font-size-asian="13pt" style:font-style-asian="normal" style:font-name-complex="Liberation Mono" style:font-size-complex="13pt" style:font-style-complex="normal"/>
    </style:style>
    <style:style style:name="P5" style:family="paragraph" style:parent-style-name="Preformatted_20_Text">
      <style:text-properties style:font-name="Liberation Sans" fo:font-size="13pt" fo:font-style="normal" style:text-underline-style="none" officeooo:rsid="0120c8f5" officeooo:paragraph-rsid="0120c8f5" style:font-name-asian="Nimbus Mono L" style:font-size-asian="13pt" style:font-style-asian="normal" style:font-name-complex="Liberation Mono" style:font-size-complex="13pt" style:font-style-complex="normal"/>
    </style:style>
    <style:style style:name="P6" style:family="paragraph" style:parent-style-name="Preformatted_20_Text">
      <style:text-properties style:font-name="Liberation Sans" fo:font-size="13pt" fo:font-style="normal" style:text-underline-style="none" officeooo:rsid="009cf9f6" officeooo:paragraph-rsid="00f060c8" fo:background-color="transparent" style:font-name-asian="Nimbus Mono L" style:font-size-asian="13pt" style:font-style-asian="normal" style:font-name-complex="Liberation Mono" style:font-size-complex="13pt" style:font-style-complex="normal"/>
    </style:style>
    <style:style style:name="P7" style:family="paragraph" style:parent-style-name="Preformatted_20_Text">
      <style:text-properties style:font-name="Liberation Sans" fo:font-size="13pt" fo:font-style="normal" style:text-underline-style="none" officeooo:rsid="0115d1b6" officeooo:paragraph-rsid="00b05fed" fo:background-color="transparent" style:font-size-asian="13pt" style:font-style-asian="normal" style:font-size-complex="13pt" style:font-style-complex="normal"/>
    </style:style>
    <style:style style:name="P8" style:family="paragraph" style:parent-style-name="Preformatted_20_Text">
      <style:paragraph-properties fo:text-align="center" style:justify-single-word="false"/>
      <style:text-properties officeooo:paragraph-rsid="00083d4b"/>
    </style:style>
    <style:style style:name="P9" style:family="paragraph" style:parent-style-name="Preformatted_20_Text">
      <loext:graphic-properties draw:fill="none"/>
      <style:paragraph-properties fo:margin-left="0cm" fo:margin-right="0cm" fo:margin-top="0cm" fo:margin-bottom="0cm" style:contextual-spacing="false" fo:text-indent="0cm" style:auto-text-indent="false" fo:background-color="transparent"/>
      <style:text-properties fo:font-variant="normal" fo:text-transform="none" fo:color="#202020" loext:opacity="100%" style:font-name="apple-system" fo:font-size="10.5pt" fo:letter-spacing="normal" fo:font-style="normal" style:text-underline-style="none" fo:font-weight="bold" officeooo:rsid="00fd4a27" officeooo:paragraph-rsid="00fd4a27" style:font-name-asian="Nimbus Mono L" style:font-size-asian="12pt" style:font-style-asian="italic" style:font-weight-asian="bold" style:font-name-complex="Liberation Mono" style:font-size-complex="12pt" style:font-style-complex="italic" style:font-weight-complex="bold"/>
    </style:style>
    <style:style style:name="P10" style:family="paragraph" style:parent-style-name="Standard">
      <loext:graphic-properties draw:fill="none"/>
      <style:paragraph-properties fo:margin-left="2.499cm" fo:margin-right="0cm" fo:margin-top="0cm" fo:margin-bottom="0cm" style:contextual-spacing="false" fo:text-indent="0cm" style:auto-text-indent="false" fo:background-color="transparent"/>
      <style:text-properties fo:font-variant="normal" fo:text-transform="none" fo:color="#000000" loext:opacity="100%" style:font-name="system-ui" fo:font-size="11pt" fo:letter-spacing="normal" fo:font-style="italic" style:text-underline-style="none" fo:font-weight="normal" officeooo:rsid="010ffe65" officeooo:paragraph-rsid="010ffe65" style:font-name-asian="Nimbus Mono L" style:font-size-asian="11pt" style:font-style-asian="italic" style:font-weight-asian="bold" style:font-name-complex="Liberation Mono" style:font-size-complex="11pt" style:font-style-complex="italic" style:font-weight-complex="bold"/>
    </style:style>
    <style:style style:name="P11" style:family="paragraph" style:parent-style-name="Preformatted_20_Text" style:master-page-name="">
      <style:paragraph-properties style:page-number="auto"/>
      <style:text-properties style:font-name="Liberation Serif" fo:font-size="13pt" fo:font-style="normal" style:text-underline-style="none" fo:font-weight="bold" officeooo:rsid="00083d4b" officeooo:paragraph-rsid="0045ab15" style:font-size-asian="13pt" style:font-style-asian="normal" style:font-weight-asian="bold" style:font-size-complex="13pt" style:font-style-complex="normal" style:font-weight-complex="bold"/>
    </style:style>
    <style:style style:name="P12"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3" style:family="paragraph" style:parent-style-name="Preformatted_20_Text">
      <style:text-properties style:font-name="Liberation Serif" fo:font-size="13pt" fo:font-style="normal" style:text-underline-style="none" fo:font-weight="bold" officeooo:rsid="00083d4b" officeooo:paragraph-rsid="003b3a05" style:font-name-asian="Nimbus Mono L" style:font-size-asian="13pt" style:font-style-asian="normal" style:font-weight-asian="bold" style:font-name-complex="Liberation Mono" style:font-size-complex="13pt" style:font-style-complex="normal" style:font-weight-complex="bold"/>
    </style:style>
    <style:style style:name="P14" style:family="paragraph" style:parent-style-name="Preformatted_20_Text">
      <style:text-properties fo:font-size="13pt" officeooo:paragraph-rsid="00f060c8" style:font-size-asian="13pt" style:font-size-complex="13pt"/>
    </style:style>
    <style:style style:name="P15" style:family="paragraph" style:parent-style-name="Preformatted_20_Text">
      <style:text-properties fo:font-size="13pt" officeooo:paragraph-rsid="00b05fed" style:font-size-asian="13pt" style:font-size-complex="13pt"/>
    </style:style>
    <style:style style:name="P16" style:family="paragraph" style:parent-style-name="Preformatted_20_Text">
      <style:text-properties fo:font-size="13pt" officeooo:paragraph-rsid="011855cf" style:font-size-asian="13pt" style:font-size-complex="13pt"/>
    </style:style>
    <style:style style:name="P17" style:family="paragraph" style:parent-style-name="Preformatted_20_Text">
      <style:text-properties fo:font-size="13pt" officeooo:paragraph-rsid="0120c8f5" style:font-size-asian="13pt" style:font-size-complex="13pt"/>
    </style:style>
    <style:style style:name="P18"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9"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T1" style:family="text">
      <style:text-properties style:font-name="Liberation Sans" fo:font-size="16pt" fo:font-weight="bold" officeooo:rsid="001b99ac" style:font-size-asian="16pt" style:font-weight-asian="bold" style:font-size-complex="16pt" style:font-weight-complex="bold"/>
    </style:style>
    <style:style style:name="T2" style:family="text">
      <style:text-properties style:font-name="Liberation Sans" fo:font-size="16pt" fo:font-weight="bold" officeooo:rsid="000dd66a" style:font-size-asian="16pt" style:font-weight-asian="bold" style:font-size-complex="16pt" style:font-weight-complex="bold"/>
    </style:style>
    <style:style style:name="T3" style:family="text">
      <style:text-properties style:font-name="Liberation Sans" fo:font-size="16pt" fo:font-weight="bold" officeooo:rsid="00a7a091" style:font-size-asian="16pt" style:font-weight-asian="bold"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10944be" style:font-name-asian="Nimbus Mono L" style:font-size-asian="16pt" style:font-weight-asian="bold" style:font-name-complex="Liberation Mono" style:font-size-complex="16pt" style:font-weight-complex="bold"/>
    </style:style>
    <style:style style:name="T6" style:family="text">
      <style:text-properties style:font-name="Liberation Sans" fo:font-size="16pt" fo:font-weight="bold" officeooo:rsid="0116a8a3" style:font-name-asian="Nimbus Mono L" style:font-size-asian="16pt" style:font-weight-asian="bold" style:font-name-complex="Liberation Mono" style:font-size-complex="16pt" style:font-weight-complex="bold"/>
    </style:style>
    <style:style style:name="T7" style:family="text">
      <style:text-properties style:font-name="Liberation Sans" fo:font-size="16pt" fo:font-weight="bold" officeooo:rsid="011e66c3" style:font-name-asian="Nimbus Mono L" style:font-size-asian="16pt" style:font-weight-asian="bold" style:font-name-complex="Liberation Mono" style:font-size-complex="16pt" style:font-weight-complex="bold"/>
    </style:style>
    <style:style style:name="T8" style:family="text">
      <style:text-properties style:font-name="Liberation Sans" fo:font-size="16pt" fo:font-weight="bold" officeooo:rsid="0126233c" style:font-name-asian="Nimbus Mono L" style:font-size-asian="16pt" style:font-weight-asian="bold" style:font-name-complex="Liberation Mono" style:font-size-complex="16pt" style:font-weight-complex="bold"/>
    </style:style>
    <style:style style:name="T9" style:family="text">
      <style:text-properties style:font-name="Liberation Sans" fo:font-style="normal" style:text-underline-style="none" officeooo:rsid="0103080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0cdf6be"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0d4e89b"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0da7105"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0980f2"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0ffe65"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103383"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1855cf"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199f9f"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1e66c3"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1f3b23"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20c8f5" style:font-name-asian="Nimbus Mono L" style:font-style-asian="normal" style:font-name-complex="Liberation Mono" style:font-style-complex="normal"/>
    </style:style>
    <style:style style:name="T21" style:family="text">
      <style:text-properties style:font-name="Liberation Sans" fo:font-style="normal" style:text-underline-style="none" officeooo:rsid="00d5f0a8" fo:background-color="transparent" loext:char-shading-value="0" style:font-name-asian="Nimbus Mono L" style:font-style-asian="normal" style:font-name-complex="Liberation Mono" style:font-style-complex="normal"/>
    </style:style>
    <style:style style:name="T22" style:family="text">
      <style:text-properties style:font-name="Liberation Sans" fo:font-style="normal" style:text-underline-style="none" officeooo:rsid="00f060c8" fo:background-color="transparent" loext:char-shading-value="0" style:font-name-asian="Nimbus Mono L" style:font-style-asian="normal" style:font-name-complex="Liberation Mono" style:font-style-complex="normal"/>
    </style:style>
    <style:style style:name="T23" style:family="text">
      <style:text-properties style:font-name="Liberation Sans" fo:font-style="normal" style:text-underline-style="none" officeooo:rsid="01005c43" fo:background-color="transparent" loext:char-shading-value="0" style:font-name-asian="Nimbus Mono L" style:font-style-asian="normal" style:font-name-complex="Liberation Mono" style:font-style-complex="normal"/>
    </style:style>
    <style:style style:name="T24" style:family="text">
      <style:text-properties style:font-name="Liberation Sans" fo:font-style="normal" style:text-underline-style="none" officeooo:rsid="004b462a" fo:background-color="transparent" loext:char-shading-value="0" style:font-name-asian="Nimbus Mono L" style:font-style-asian="normal" style:font-name-complex="Liberation Mono" style:font-style-complex="normal"/>
    </style:style>
    <style:style style:name="T25" style:family="text">
      <style:text-properties style:font-name="Liberation Sans" fo:font-style="normal" style:text-underline-style="none" officeooo:rsid="00b9cc69"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0f51e3e"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0640cd"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0c8510"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0e288d"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14f780"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1a779d"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1b5679"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220713"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03e7444" fo:background-color="transparent" loext:char-shading-value="0" style:font-style-asian="normal" style:font-style-complex="normal"/>
    </style:style>
    <style:style style:name="T36" style:family="text">
      <style:text-properties style:font-name="Liberation Sans" fo:font-style="normal" style:text-underline-style="none" officeooo:rsid="00e307b6" fo:background-color="transparent" loext:char-shading-value="0" style:font-style-asian="normal" style:font-style-complex="normal"/>
    </style:style>
    <style:style style:name="T37" style:family="text">
      <style:text-properties style:font-name="Liberation Sans" fo:font-style="normal" style:text-underline-style="none" officeooo:rsid="00083d4b" fo:background-color="transparent" loext:char-shading-value="0" style:font-style-asian="normal" style:font-style-complex="normal"/>
    </style:style>
    <style:style style:name="T38" style:family="text">
      <style:text-properties style:font-name="Liberation Sans" fo:font-style="normal" style:text-underline-style="none" officeooo:rsid="0123a160" fo:background-color="transparent" loext:char-shading-value="0" style:font-style-asian="normal" style:font-style-complex="normal"/>
    </style:style>
    <style:style style:name="T39" style:family="text">
      <style:text-properties officeooo:rsid="000dd66a"/>
    </style:style>
    <style:style style:name="T40" style:family="text">
      <style:text-properties officeooo:rsid="00697aa2"/>
    </style:style>
    <style:style style:name="T41" style:family="text">
      <style:text-properties officeooo:rsid="011e66c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8"><text:span text:style-name="T8">4th</text:span><text:span text:style-name="T4"> </text:span><text:span text:style-name="T7">Dec</text:span><text:span text:style-name="T6">em</text:span><text:span text:style-name="T5">ber</text:span><text:span text:style-name="T1"> 20</text:span><text:span text:style-name="T2">2</text:span><text:span text:style-name="T3">2</text:span></text:p>
      <text:p text:style-name="P9">Jer<text:span text:style-name="T41">emiah</text:span> 9:24</text:p>
      <text:p text:style-name="P10">I am the Lord who practices steadfast love, justice, and righteousness in the earth. For in these things I delight, declares the Lord.</text:p>
      <text:p text:style-name="P11">Thanks to God</text:p>
      <text:p text:style-name="P16"><text:span text:style-name="T18">As we come into summer and the Advent season, we </text:span><text:span text:style-name="T14">gather </text:span><text:span text:style-name="T18">as</text:span><text:span text:style-name="T16"> Your </text:span><text:span text:style-name="T18">peopl</text:span><text:span text:style-name="T16">e in this place </text:span><text:span text:style-name="T14">to</text:span><text:span text:style-name="T9"> </text:span><text:span text:style-name="T13">prais</text:span><text:span text:style-name="T14">e</text:span><text:span text:style-name="T13"> You,</text:span><text:span text:style-name="T9"> </text:span><text:span text:style-name="T15">Who s</text:span><text:span text:style-name="T19">ent</text:span><text:span text:style-name="T16"> our Lord Jesus </text:span><text:span text:style-name="T19">to this earth to be our Saviour</text:span><text:span text:style-name="T15">.</text:span></text:p>
      <text:p text:style-name="P4"/>
      <text:p text:style-name="P16"><text:span text:style-name="T19">T</text:span><text:span text:style-name="T16">he One and Only </text:span><text:span text:style-name="T19">Son of God was and is walking proof of Your steadfast love, justice and righteousness. Because You love us whom You made, but we turned away as the sin of Adam was passed down to us, He came </text:span><text:span text:style-name="T15">to </text:span><text:span text:style-name="T16">bea</text:span><text:span text:style-name="T19">r</text:span><text:span text:style-name="T16"> </text:span><text:span text:style-name="T19">the just penalty for the sin of</text:span><text:span text:style-name="T16"> the </text:span><text:span text:style-name="T19">world</text:span><text:span text:style-name="T15">, </text:span><text:span text:style-name="T19">to</text:span><text:span text:style-name="T15"> </text:span><text:span text:style-name="T19">free us of an impossible burden, to </text:span><text:span text:style-name="T15">grant us </text:span><text:span text:style-name="T17">His righteousness.</text:span><text:span text:style-name="T15"> </text:span><text:span text:style-name="T19">We stand before You now, guiltless only because of His Perfect sacrifice on our behalf. We pray that we may learn to delight in and practice these things which delight You, O Lord.</text:span></text:p>
      <text:p text:style-name="P3"/>
      <text:p text:style-name="P13">The Wide World...<text:span text:style-name="T39"> a</text:span>nd <text:span text:style-name="T40">in </text:span>the wider Church</text:p>
      <text:p text:style-name="P17"><text:span text:style-name="T20">We pray for t</text:span><text:span text:style-name="T11">h</text:span><text:span text:style-name="T17">is</text:span><text:span text:style-name="T11"> world </text:span><text:span text:style-name="T20">where so many turn their backs upon Jesus, so many try to defy You and dethrone You, and where others remain in darkness, never knowing that You are the only God, the One Who truly loves with the full knowledge of how utterly sinful they are, and </text:span><text:span text:style-name="T12">w</text:span><text:span text:style-name="T10">e </text:span><text:span text:style-name="T20">were.</text:span></text:p>
      <text:p text:style-name="P5"/>
      <text:p text:style-name="P5">We pray for Your Church, greatly distressed in so many places around the world where persecution robs believers of peace and safety. We pray for the Church in our country where it has been sidelined and ignored because people do not seek the Truth, and would rather practice self-righteousness, hatred and injustice. We pray for people to come and fill these seats to hear of the God Who loves them with an everlasting love, and Who wants to impart a sure hope of eternal life to all Whom You call.</text:p>
      <text:p text:style-name="P2"/>
      <text:p text:style-name="P12">Ashburton</text:p>
      <text:p text:style-name="P14"><text:span text:style-name="T33">W</text:span><text:span text:style-name="T32">e thank You for Your work here </text:span><text:span text:style-name="T33">in Ashburton, </text:span><text:span text:style-name="T32">and pray for the Elders </text:span><text:span text:style-name="T33">and</text:span><text:span text:style-name="T32"> Board of Management </text:span><text:span text:style-name="T33">who met yesterday to plan ahead for next year. We know that we may plan and yet You overrule so that Your sovereign purposes are always fulfilled. But we seek to be purposeful, and work within the scope of purposes You have for us as a Body of Your people in this area. </text:span><text:span text:style-name="T21">W</text:span><text:span text:style-name="T22">e </text:span><text:span text:style-name="T28">continue to pray for the Revitalization program. </text:span><text:span text:style-name="T34">Help us to take an active part in the process</text:span><text:span text:style-name="T27">, so that </text:span><text:span text:style-name="T28">we can be a more effective channel for Your grace and mercy to</text:span><text:span text:style-name="T27"> this community.</text:span></text:p>
      <text:p text:style-name="P6"/>
      <text:p text:style-name="P15"><text:span text:style-name="T30">W</text:span><text:span text:style-name="T35">e pray for </text:span><text:span text:style-name="T31">Barry</text:span><text:span text:style-name="T35"> as he preach</text:span><text:span text:style-name="T24">es </text:span><text:span text:style-name="T32">Your Word </text:span><text:span text:style-name="T25">today.</text:span><text:span text:style-name="T24"> </text:span><text:span text:style-name="T29">May he expound </text:span><text:span text:style-name="T32">it </text:span><text:span text:style-name="T29">clearly</text:span><text:span text:style-name="T26"> </text:span><text:span text:style-name="T29">so that we </text:span><text:span text:style-name="T23">grow </text:span><text:span text:style-name="T32">both in mind and spirit, </text:span><text:span text:style-name="T23">in </text:span><text:span text:style-name="T32">hearing and doing all that You call us to do. </text:span><text:span text:style-name="T34">We pray for ourselves too, that we be active listeners and doers of Your Word</text:span><text:span text:style-name="T32"> </text:span><text:span text:style-name="T34">so that we bring glory to the Name of Jesus</text:span><text:span text:style-name="T36">, </text:span><text:span text:style-name="T38">our Lord and Saviour,</text:span><text:span text:style-name="T37"> Amen.</text:span></text:p>
      <text:p text:style-name="P7"/>
      <text:p text:style-name="P18">Our Father, Who is in heaven,<text:line-break/>hallowed be Your name;<text:line-break/>Your kingdom come;<text:line-break/>Your will be done,<text:line-break/>on earth as it is in heaven.</text:p>
      <text:p text:style-name="P19"/>
      <text:p text:style-name="P19">Give us this day our daily bread.<text:line-break/>And forgive us our trespasses,<text:line-break/>as we forgive those that trespass against us.<text:line-break/>Lead us not into temptation;<text:line-break/>but deliver us from evil.</text:p>
      <text:p text:style-name="P19"/>
      <text:p text:style-name="P19">For Yours is the kingdom,<text:line-break/>the power, and the glory,<text:line-break/>for ever and ever.<text:line-break/>Am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style:font-face style:name="system-ui" svg:font-family="system-ui, apple-system, 'Segoe UI', Roboto, Ubuntu, Cantarell, 'Noto Sans', sans-serif, Aria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2-12-04T08:51:00.794546882</dc:date>
    <meta:editing-duration>PT10H49M37S</meta:editing-duration>
    <meta:editing-cycles>125</meta:editing-cycles>
    <meta:generator>LibreOffice/7.3.7.2$Linux_X86_64 LibreOffice_project/30$Build-2</meta:generator>
    <meta:print-date>2022-11-12T21:41:23.154044675</meta:print-date>
    <meta:document-statistic meta:table-count="0" meta:image-count="0" meta:object-count="0" meta:page-count="2" meta:paragraph-count="16" meta:word-count="561" meta:character-count="2926" meta:non-whitespace-character-count="2381"/>
  </office:meta>
</office:document-meta>
</file>